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65e" officeooo:paragraph-rsid="000b065e"/>
    </style:style>
    <style:style style:name="P2" style:family="paragraph" style:parent-style-name="Standard">
      <style:text-properties officeooo:rsid="000b065e" officeooo:paragraph-rsid="000bb39f"/>
    </style:style>
    <style:style style:name="P3" style:family="paragraph" style:parent-style-name="Standard">
      <style:text-properties officeooo:rsid="000bb39f" officeooo:paragraph-rsid="000bb39f"/>
    </style:style>
    <style:style style:name="T1" style:family="text">
      <style:text-properties officeooo:rsid="000bbc5f"/>
    </style:style>
    <style:style style:name="T2" style:family="text">
      <style:text-properties officeooo:rsid="000cb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faire :</text:p>
      <text:p text:style-name="P1"><text:tab/>-<text:span text:style-name="T2">QQOQCCP</text:span></text:p>
      <text:p text:style-name="P1"><text:tab/>-Etude des besoins</text:p>
      <text:p text:style-name="P1"><text:tab/>-Bêtes a cornes</text:p>
      <text:p text:style-name="P1"><text:tab/>-Diagramme pieuvre</text:p>
      <text:p text:style-name="P1"><text:tab/>-Spécification fonctionnelle</text:p>
      <text:p text:style-name="P1"><text:tab/>-<text:span text:style-name="T1">Cas d’usage</text:span></text:p>
      <text:p text:style-name="P1"><text:tab/>-WBS</text:p>
      <text:p text:style-name="P1"><text:tab/>-Pert</text:p>
      <text:p text:style-name="P1"><text:tab/>-Gantt</text:p>
      <text:p text:style-name="P2"><text:tab/>-Planification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9:11:02.220590164</meta:creation-date>
    <meta:generator>LibreOffice/5.1.4.2$Linux_X86_64 LibreOffice_project/10m0$Build-2</meta:generator>
    <dc:date>2016-12-22T17:26:28.257041634</dc:date>
    <meta:editing-duration>PT7H40M36S</meta:editing-duration>
    <meta:editing-cycles>3</meta:editing-cycles>
    <meta:document-statistic meta:table-count="0" meta:image-count="0" meta:object-count="0" meta:page-count="1" meta:paragraph-count="11" meta:word-count="20" meta:character-count="147" meta:non-whitespace-character-count="128"/>
  </office:meta>
</office:document-meta>
</file>